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ff8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2" style:family="graphic" style:parent-style-name="standard">
      <style:graphic-properties svg:stroke-width="0.212cm" draw:marker-start-width="0.518cm" draw:marker-end-width="0.518cm" draw:fill-color="#dde8cb" draw:textarea-horizontal-align="justify" draw:textarea-vertical-align="middle" draw:auto-grow-height="false" fo:min-height="8.59cm" fo:min-width="10.814cm" fo:padding-top="0.231cm" fo:padding-bottom="0.231cm" fo:padding-left="0.356cm" fo:padding-right="0.356cm" loext:decorative="false"/>
    </style:style>
    <style:style style:name="gr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3.144cm" fo:min-width="3.394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158466" draw:fill-color="#77bc65" draw:textarea-horizontal-align="justify" draw:textarea-vertical-align="middle" draw:auto-grow-height="false" fo:min-height="15.5cm" fo:min-width="2.437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3.25cm" fo:min-width="5.027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25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25cm" fo:min-width="4.382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5" style:family="graphic" style:parent-style-name="standard">
      <style:graphic-properties draw:fill-color="#afd095"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5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808080" draw:marker-start="" draw:marker-start-width="0.279cm" draw:marker-start-center="false" draw:marker-end="" draw:marker-end-width="0.279cm" draw:marker-end-center="false" draw:fill="solid" draw:fill-color="#ffe994" draw:textarea-horizontal-align="justify" draw:textarea-vertical-align="middle" draw:auto-grow-height="false" fo:min-height="3.198cm" fo:min-width="1.448cm" fo:padding-top="0.151cm" fo:padding-bottom="0.151cm" fo:padding-left="0.276cm" fo:padding-right="0.27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e480a" draw:textarea-horizontal-align="justify" draw:textarea-vertical-align="middle" draw:auto-grow-height="false" fo:min-height="1.25cm" fo:min-width="0.563cm" style:writing-mode="lr-tb" loext:decorative="false"/>
      <style:paragraph-properties style:writing-mode="lr-tb"/>
    </style:style>
    <style:style style:name="gr20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b4c7dc"/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-color="#77bc65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-color="#afd095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be480a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3cm" svg:y1="0cm" svg:x2="3cm" svg:y2="15.75cm">
          <text:p/>
        </draw:line>
        <draw:custom-shape draw:style-name="gr2" draw:text-style-name="P2" draw:layer="layout" svg:width="16cm" svg:height="12.5cm" svg:x="1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cm" svg:height="3.5cm" svg:x="4cm" svg:y="6cm">
          <text:p text:style-name="P3"><text:span text:style-name="T1">Garni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937cm" svg:height="15.75cm" svg:x="0cm" svg:y="0cm">
          <text:p text:style-name="P3"><text:span text:style-name="T1">Forêt buboniqu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1.5cm" svg:x="8cm" svg:y="7cm">
          <text:p text:style-name="P3"><text:span text:style-name="T1">Montée de la presqu’îl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27cm" svg:height="3.5cm" svg:x="11.973cm" svg:y="5.945cm">
          <text:p text:style-name="P3"><text:span text:style-name="T1">Salle de gard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cm" svg:height="1cm" svg:x="20.5cm" svg:y="13cm">
          <text:p text:style-name="P3"><text:span text:style-name="T1">Ossuair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cm" svg:height="2.5cm" svg:x="18cm" svg:y="1.5cm">
          <text:p text:style-name="P3"><text:span text:style-name="T1">Laboratoire de nécromanci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5cm" svg:height="2.5cm" svg:x="17.5cm" svg:y="6.445cm">
          <text:p text:style-name="P3"><text:span text:style-name="T1">Salle du trô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5cm" svg:height="2cm" svg:x="18cm" svg:y="11cm">
          <text:p text:style-name="P3"><text:span text:style-name="T1">Dépèceri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1.5cm" svg:x="20.5cm" svg:y="5.743cm">
          <text:p text:style-name="P3"><text:span text:style-name="T1">Tour - chambr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cm" svg:height="1cm" svg:x="16.5cm" svg:y="13cm">
          <text:p text:style-name="P3"><text:span text:style-name="T1">Glac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882cm" svg:height="1.5cm" svg:x="21.28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4.5cm" svg:height="1cm" svg:x="21.5cm" svg:y="4.743cm">
          <text:p text:style-name="P3"><text:span text:style-name="T1">Tour - maisonnette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cm" svg:height="0.962cm" svg:x="18.5cm" svg:y="4.538cm">
          <draw:text-box>
            <text:p><text:span text:style-name="T2">Jardins</text:span></text:p>
          </draw:text-box>
        </draw:frame>
        <draw:custom-shape draw:style-name="gr15" draw:text-style-name="P6" draw:layer="layout" svg:width="3.5cm" svg:height="1.5cm" svg:x="23.5cm" svg:y="9cm">
          <text:p text:style-name="P3"><text:span text:style-name="T1">Potager</text:span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cm" svg:height="0.962cm" svg:x="8.5cm" svg:y="2.538cm">
          <draw:text-box>
            <text:p><text:span text:style-name="T2">Lac</text:span></text:p>
          </draw:text-box>
        </draw:frame>
        <draw:frame draw:style-name="gr14" draw:text-style-name="P7" draw:layer="layout" svg:width="3cm" svg:height="0.962cm" svg:x="8.5cm" svg:y="12.538cm">
          <draw:text-box>
            <text:p><text:span text:style-name="T2">Lac</text:span></text:p>
          </draw:text-box>
        </draw:frame>
        <draw:frame draw:style-name="gr14" draw:text-style-name="P7" draw:layer="layout" svg:width="3cm" svg:height="0.962cm" svg:x="18.5cm" svg:y="9.5cm">
          <draw:text-box>
            <text:p><text:span text:style-name="T2">Jardins</text:span></text:p>
          </draw:text-box>
        </draw:frame>
        <draw:custom-shape draw:style-name="gr16" draw:text-style-name="P8" draw:layer="layout" svg:width="1cm" svg:height="0.055cm" svg:x="19cm" svg:y="6.4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0.055cm" svg:x="19cm" svg:y="8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cm" svg:height="0.127cm" svg:x="20.981cm" svg:y="7.1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0.055cm" svg:x="23.5cm" svg:y="4.7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0.055cm" svg:x="23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0.055cm" svg:x="20cm" svg:y="3.9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cm" svg:height="0.055cm" svg:x="20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cm" svg:height="3.5cm" svg:x="3.095cm" svg:y="0cm">
          <text:p text:style-name="P10"><text:span text:style-name="T3">Plage et voi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1.063cm" svg:height="1.5cm" svg:x="2.937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9T22:45:46.774000000</meta:creation-date>
    <dc:date>2024-01-04T19:02:35.727000000</dc:date>
    <meta:editing-duration>P3DT6H1M30S</meta:editing-duration>
    <meta:editing-cycles>19</meta:editing-cycles>
    <meta:generator>LibreOffice/7.6.2.1$Windows_X86_64 LibreOffice_project/56f7684011345957bbf33a7ee678afaf4d2ba333</meta:generator>
    <meta:document-statistic meta:object-count="51"/>
  </office:meta>
</office:document-meta>
</file>